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var(--font-code)" svg:font-family="var(--font-code)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Segoe UI" style:font-name-complex="Segoe UI" fo:color="#0F0F0F"/>
    </style:style>
    <style:style style:name="P3" style:parent-style-name="Normal" style:family="paragraph">
      <style:text-properties style:font-name="Segoe UI" style:font-name-complex="Segoe UI" fo:color="#0F0F0F"/>
    </style:style>
    <style:style style:name="P4" style:parent-style-name="Normal" style:family="paragraph">
      <style:text-properties style:font-name="Segoe UI" style:font-name-complex="Segoe UI" fo:color="#0F0F0F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-code)" style:font-name-asian="Times New Roman" style:font-name-complex="Courier New" fo:color="#1B1B1B" style:letter-kerning="false" fo:font-size="10pt" style:font-size-asian="10pt" style:font-size-complex="10pt" style:language-asian="es" style:country-asian="ES"/>
    </style:style>
    <style:style style:name="P23" style:parent-style-name="NormalWeb" style:family="paragraph">
      <style:paragraph-properties fo:background-color="#FFFFFF"/>
      <style:text-properties style:font-name="Arial" style:font-name-complex="Arial" fo:color="#353535" fo:font-size="16pt" style:font-size-asian="16pt" style:font-size-complex="16pt"/>
    </style:style>
    <style:style style:name="P24" style:parent-style-name="NormalWeb" style:family="paragraph">
      <style:paragraph-properties fo:background-color="#FFFFFF"/>
      <style:text-properties style:font-name="Arial" style:font-name-complex="Arial" fo:color="#353535" fo:font-size="16pt" style:font-size-asian="16pt" style:font-size-complex="16pt"/>
    </style:style>
    <style:style style:name="P25" style:parent-style-name="NormalWeb" style:family="paragraph">
      <style:paragraph-properties fo:background-color="#FFFFFF"/>
      <style:text-properties style:font-name="Arial" style:font-name-complex="Arial" fo:color="#353535" fo:font-size="16pt" style:font-size-asian="16pt" style:font-size-complex="16pt"/>
    </style:style>
  </office:automatic-styles>
  <office:body>
    <office:text text:use-soft-page-breaks="true">
      <text:p text:style-name="P1">PARA ACTUALIZAR EN EL MOMENTO:</text:p>
      <text:p text:style-name="P2">document.getElementById("radioa").addEventListener("change", cambioradio);</text:p>
      <text:p text:style-name="P3"/>
      <text:p text:style-name="P4">TARGET:</text:p>
      <text:p text:style-name="P5">// Crear una lista</text:p>
      <text:p text:style-name="P6">const ul = document.createElement("ul");</text:p>
      <text:p text:style-name="P7">document.body.appendChild(ul);</text:p>
      <text:p text:style-name="P8"/>
      <text:p text:style-name="P9">const li1 = document.createElement("li");</text:p>
      <text:p text:style-name="P10">const li2 = document.createElement("li");</text:p>
      <text:p text:style-name="P11">ul.appendChild(li1);</text:p>
      <text:p text:style-name="P12">ul.appendChild(li2);</text:p>
      <text:p text:style-name="P13"/>
      <text:p text:style-name="P14">function hide(e) {</text:p>
      <text:p text:style-name="P15"><text:s text:c="2"/>// e.target se refiere elemento clickado &lt;li&gt;</text:p>
      <text:p text:style-name="P16"><text:s text:c="2"/>// Esto es diferente de e.currentTarget, que se referiría al padre &lt;ul&gt; en este contexto</text:p>
      <text:p text:style-name="P17"><text:s text:c="2"/>e.target.style.visibility = "hidden";</text:p>
      <text:p text:style-name="P18">}</text:p>
      <text:p text:style-name="P19"/>
      <text:p text:style-name="P20">// Incluir el 'listener' a la lista</text:p>
      <text:p text:style-name="P21">// Se ejecutará cuando se haga click en cada &lt;li&gt;</text:p>
      <text:p text:style-name="P22">ul.addEventListener("click", hide, false);</text:p>
      <text:p text:style-name="Normal"/>
      <text:p text:style-name="Normal"/>
      <text:p text:style-name="Normal">OTRO EJEMPLO:</text:p>
      <text:p text:style-name="P23">function doSomething (event) {</text:p>
      <text:p text:style-name="P24">event.target.remove;</text:p>
      <text:p text:style-name="P25">}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var(--font-code)" svg:font-family="var(--font-code)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Fuentedepárrafopredeter.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MARÍA DELGADO PEÑA</meta:initial-creator>
    <dc:creator>ANA MARÍA DELGADO PEÑA</dc:creator>
    <meta:creation-date>2023-11-23T10:36:00Z</meta:creation-date>
    <dc:date>2023-11-23T10:47:00Z</dc:date>
    <meta:template xlink:href="Normal.dotm" xlink:type="simple"/>
    <meta:editing-cycles>1</meta:editing-cycles>
    <meta:editing-duration>PT600S</meta:editing-duration>
    <meta:document-statistic meta:page-count="1" meta:paragraph-count="1" meta:word-count="113" meta:character-count="736" meta:row-count="5" meta:non-whitespace-character-count="624"/>
  </office:meta>
</office:document-meta>
</file>